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scoSans" svg:font-family="Cisco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b9ce" officeooo:paragraph-rsid="0008b9ce"/>
    </style:style>
    <style:style style:name="P2" style:family="paragraph" style:parent-style-name="Text_20_body">
      <style:text-properties officeooo:rsid="0008b9ce" officeooo:paragraph-rsid="0008b9c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Heading_20_3">
      <style:text-properties officeooo:rsid="0008b9ce" officeooo:paragraph-rsid="0008b9c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break-before="page"/>
      <style:text-properties officeooo:rsid="000a03d9" officeooo:paragraph-rsid="000a03d9"/>
    </style:style>
    <style:style style:name="P12" style:family="paragraph" style:parent-style-name="Standard">
      <style:text-properties officeooo:rsid="000a03d9" officeooo:paragraph-rsid="000a03d9"/>
    </style:style>
    <style:style style:name="P13" style:family="paragraph" style:parent-style-name="Text_20_body">
      <style:text-properties officeooo:rsid="000a03d9" officeooo:paragraph-rsid="000a03d9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Heading_20_3">
      <style:paragraph-properties fo:margin-left="0cm" fo:margin-right="0cm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text-indent="0cm" style:auto-text-indent="fals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07182d" loext:opacity="100%" style:font-name="CiscoSans" fo:font-size="12pt" fo:letter-spacing="normal" fo:font-style="normal" fo:font-weight="normal"/>
    </style:style>
    <style:style style:name="T2" style:family="text">
      <style:text-properties fo:font-variant="normal" fo:text-transform="none" fo:color="#07182d" loext:opacity="100%" fo:letter-spacing="normal"/>
    </style:style>
    <style:style style:name="T3" style:family="text">
      <style:text-properties fo:font-variant="normal" fo:text-transform="none" fo:color="#07182d" loext:opacity="100%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dio Code working document</text:p>
      <text:p text:style-name="P1"/>
      <text:p text:style-name="P2"><text:span text:style-name="Strong_20_Emphasis"><text:span text:style-name="Source_20_Text"><text:line-break/>ENCODER_PIN_A</text:span></text:span><text:span text:style-name="Strong_20_Emphasis">, </text:span><text:span text:style-name="Strong_20_Emphasis"><text:span text:style-name="Source_20_Text">ENCODER_PIN_B</text:span></text:span>: These define the digital pins connected to your encoder. You can choose any available digital pins on the Arduino Due.</text:p>
      <text:list text:style-name="L1">
        <text:list-item>
          <text:p text:style-name="P3"><text:span text:style-name="Strong_20_Emphasis"><text:span text:style-name="Source_20_Text">volatile</text:span></text:span><text:span text:style-name="Strong_20_Emphasis"> variables</text:span>: <text:span text:style-name="Source_20_Text">encoderValue</text:span>, <text:span text:style-name="Source_20_Text">lastEncoderChangeTime</text:span>, and <text:span text:style-name="Source_20_Text">encoderDirection</text:span> are declared <text:span text:style-name="Source_20_Text">volatile</text:span>. This tells the compiler that these variables can be changed by something outside the normal program flow (i.e., by an interrupt), preventing optimizations that might lead to incorrect values.</text:p>
        </text:list-item>
        <text:list-item>
          <text:p text:style-name="P3"><text:span text:style-name="Strong_20_Emphasis"><text:span text:style-name="Source_20_Text">setup()</text:span></text:span>:</text:p>
          <text:list>
            <text:list-item>
              <text:p text:style-name="P3"><text:span text:style-name="Source_20_Text">Serial.begin(115200)</text:span>: Initializes serial communication for debugging output.</text:p>
            </text:list-item>
            <text:list-item>
              <text:p text:style-name="P3"><text:span text:style-name="Source_20_Text">pinMode(ENCODER_PIN_A, INPUT_PULLUP)</text:span>: Configures the encoder pins as inputs and enables the internal pull-up resistors. This is important for stable readings.</text:p>
            </text:list-item>
            <text:list-item>
              <text:p text:style-name="P3"><text:span text:style-name="Source_20_Text">attachInterrupt(digitalPinToInterrupt(PIN), ISR_FUNCTION, CHANGE)</text:span>: This function sets up the external interrupts.</text:p>
              <text:list>
                <text:list-item>
                  <text:p text:style-name="P3"><text:span text:style-name="Source_20_Text">digitalPinToInterrupt()</text:span>: Converts the digital pin number to the specific interrupt number for the microcontroller.</text:p>
                </text:list-item>
                <text:list-item>
                  <text:p text:style-name="P3"><text:span text:style-name="Source_20_Text">readEncoder</text:span>: This is the Interrupt Service Routine (ISR) that will be called when an interrupt occurs.</text:p>
                </text:list-item>
                <text:list-item>
                  <text:p text:style-name="P3"><text:span text:style-name="Source_20_Text">CHANGE</text:span>: The interrupt will trigger whenever the pin's state changes (from HIGH to LOW or LOW to HIGH). Attaching to both pins with <text:span text:style-name="Source_20_Text">CHANGE</text:span> mode is a robust way to capture all encoder events.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Source_20_Text">readEncoder()</text:span></text:span><text:span text:style-name="Strong_20_Emphasis"> ISR</text:span>:</text:p>
          <text:list>
            <text:list-item>
              <text:p text:style-name="P3"><text:span text:style-name="Strong_20_Emphasis">Debouncing</text:span>: <text:span text:style-name="Source_20_Text">DEBOUNCE_DELAY_US</text:span> is used to ignore very rapid changes that are likely electrical noise or switch bounce, ensuring more accurate readings.</text:p>
            </text:list-item>
            <text:list-item>
              <text:p text:style-name="P3"><text:span text:style-name="Strong_20_Emphasis">Quadrature Decoding</text:span>: The <text:span text:style-name="Source_20_Text">if (pinA_state == pinB_state)</text:span> logic is a common and fast way to determine the direction of rotation for a quadrature encoder when using <text:span text:style-name="Source_20_Text">CHANGE</text:span> interrupts on both pins. You might need to swap <text:span text:style-name="Source_20_Text">1</text:span> and <text:span text:style-name="Source_20_Text">-1</text:span> if your encoder's wiring results in the opposite direction.</text:p>
            </text:list-item>
            <text:list-item>
              <text:p text:style-name="P3"><text:span text:style-name="Strong_20_Emphasis">Minimal Operations</text:span>: The ISR only reads pins, performs a simple comparison, updates a direction flag, and records the time. The actual <text:span text:style-name="Source_20_Text">encoderValue</text:span> update and acceleration logic are left to the <text:span text:style-name="Source_20_Text">loop()</text:span> function.</text:p>
            </text:list-item>
          </text:list>
        </text:list-item>
        <text:list-item>
          <text:p text:style-name="P3"><text:span text:style-name="Strong_20_Emphasis"><text:span text:style-name="Source_20_Text">loop()</text:span></text:span>:</text:p>
          <text:list>
            <text:list-item>
              <text:p text:style-name="P3"><text:span text:style-name="Strong_20_Emphasis">Critical Section</text:span>: <text:span text:style-name="Source_20_Text">noInterrupts()</text:span> and <text:span text:style-name="Source_20_Text">interrupts()</text:span> are used to create a "critical section" when reading the <text:span text:style-name="Source_20_Text">volatile</text:span> variables. This ensures that the ISR doesn't modify these variables in the middle of <text:span text:style-name="Source_20_Text">loop()</text:span> reading them, preventing inconsistent data.</text:p>
            </text:list-item>
            <text:list-item>
              <text:p text:style-name="P3"><text:span text:style-name="Strong_20_Emphasis">Acceleration Logic</text:span>:</text:p>
              <text:list>
                <text:list-item>
                  <text:p text:style-name="P3">It calculates <text:span text:style-name="Source_20_Text">timeSinceLastChange</text:span> since the last encoder step.</text:p>
                </text:list-item>
                <text:list-item>
                  <text:p text:style-name="P3">If <text:span text:style-name="Source_20_Text">timeSinceLastChange</text:span> is less than <text:span text:style-name="Source_20_Text">FAST_TURN_THRESHOLD_US</text:span>, it means the encoder is being turned quickly, so <text:span text:style-name="Source_20_Text">actualStep</text:span> is multiplied by <text:span text:style-name="Source_20_Text">ACCELERATION_MULTIPLIER</text:span>.</text:p>
                </text:list-item>
                <text:list-item>
                  <text:p text:style-name="P3"><text:soft-page-break/><text:span text:style-name="Source_20_Text">encoderValue</text:span> is then updated with this (potentially accelerated) step.</text:p>
                </text:list-item>
              </text:list>
            </text:list-item>
            <text:list-item>
              <text:p text:style-name="P4"><text:span text:style-name="Strong_20_Emphasis">Serial Output</text:span>: The current encoder value, the step applied, and the time since the last change are printed to the Serial Monitor for observation.</text:p>
            </text:list-item>
          </text:list>
        </text:list-item>
      </text:list>
      <text:p text:style-name="P5"><text:span text:style-name="Strong_20_Emphasis">Web references:</text:span></text:p>
      <text:list text:style-name="L2">
        <text:list-item>
          <text:p text:style-name="P6"><text:a xlink:type="simple" xlink:href="https://vertexaisearch.cloud.google.com/grounding-api-redirect/AUZIYQE2uA_4G5d1baHGTpapG9FqhwSuvkpA19zYvfdB_BaOKzX5SWqJFBpsnaQQzZia6DO9NuGno0-7Dfbmg24H4YpgzoddLhW2sIlAYnvuJLjfgOzRiA_9DORhQVhKr5GExA-mHNuU" office:target-frame-name="_blank" xlink:show="new" text:style-name="Internet_20_link" text:visited-style-name="Visited_20_Internet_20_Link">youtube.com</text:a></text:p>
        </text:list-item>
        <text:list-item>
          <text:p text:style-name="P6"><text:a xlink:type="simple" xlink:href="https://vertexaisearch.cloud.google.com/grounding-api-redirect/AUZIYQFAI4K1eTqeOMjV0e9I3ZHbemyzB-Hpgw-dfBhUCeM0XrLdXhlsZCjV-9HAFAC7_wazameEEqp9ZfLYIzq-oovjilBNP3R2ToV-p0xesyEFxlyYg4Gt2zR7Eg_yuWsgW8q8m4n5s0_EuOcCrYWUw6N24BNFSlpkEqrStyvIx1Zj7zZoCfautB4oR0rOQNTkFYjY7LTViGWtxY-xdP7WrUQPpF0dmloyHfe5" office:target-frame-name="_blank" xlink:show="new" text:style-name="Internet_20_link" text:visited-style-name="Visited_20_Internet_20_Link">digikey.com</text:a></text:p>
        </text:list-item>
        <text:list-item>
          <text:p text:style-name="P6"><text:a xlink:type="simple" xlink:href="https://vertexaisearch.cloud.google.com/grounding-api-redirect/AUZIYQHIvV4smX7NkyAmULP9hX_I23lKxHwlfJMDGpwKQfQfbNuvxH6T6pnw1eq7GZXbOxHWQMo2v0LLpng8bu6xD5Hx446FzJTZNyngztN28RqKojcxS9XpAWdzjkI7ie63uxh3ZQ-6-iMTAoPVyoD4nESOcWRZpWFiWUoJCOu6R1t0DvvK3RTLtYqZZw==" office:target-frame-name="_blank" xlink:show="new" text:style-name="Internet_20_link" text:visited-style-name="Visited_20_Internet_20_Link">allaboutcircuits.com</text:a></text:p>
        </text:list-item>
        <text:list-item>
          <text:p text:style-name="P6"><text:a xlink:type="simple" xlink:href="https://vertexaisearch.cloud.google.com/grounding-api-redirect/AUZIYQEgpBorlZt1UXbD3Dge05f3dCQ77DD55Iko4m3pvI19ZLpSlpTtxcIflFQws6NTB2CEF6K7ZF-T_vbsNnS2-yCT1hIz30SO7jIK1iKn6O-VKlhlrVMdtLcKWN5N0TM_zbmM1OyD3Q304E33MaJ5QoxqdBRoCEdeOX_enLBnWebYHlrU_xYdDfdhTsg=" office:target-frame-name="_blank" xlink:show="new" text:style-name="Internet_20_link" text:visited-style-name="Visited_20_Internet_20_Link">blogspot.com</text:a></text:p>
        </text:list-item>
        <text:list-item>
          <text:p text:style-name="P6"><text:a xlink:type="simple" xlink:href="https://vertexaisearch.cloud.google.com/grounding-api-redirect/AUZIYQFpvlnM0lnP9iFUqNB65k_eaTLXeePGa_ssSLEIkJ_u8vwZvnQObHoi6eOp9u6cAArEo7XlLdZTEiHVPRi-uzW22M5NCUIwTlwdSnrEI59PBqxtwgR8YWat13uBOQm7t2Tad30yJ_mNJ7ezSeJNQHM_PeSHLI9PMGjH-D5MsuZ0om0pwyRY" office:target-frame-name="_blank" xlink:show="new" text:style-name="Internet_20_link" text:visited-style-name="Visited_20_Internet_20_Link">phippselectronics.com</text:a></text:p>
        </text:list-item>
        <text:list-item>
          <text:p text:style-name="P6"><text:a xlink:type="simple" xlink:href="https://vertexaisearch.cloud.google.com/grounding-api-redirect/AUZIYQGLS4XfHMl83eQO7VWg1E46jn4o5zjxcXX81eSMSXkfnQQcoDqEJ6b7MqxmsAJYp3UXdMOho7hDJoIyBcmWu1thA946hheJQXFLX3-BVlqw1j0ZAUVy8JgZ7zL9sn6h0MlLq8V2YZKJswKa5UrScx0uYjMsEOH2JCcGwQb3HBN-LLEMyniKDHFQnI4=" office:target-frame-name="_blank" xlink:show="new" text:style-name="Internet_20_link" text:visited-style-name="Visited_20_Internet_20_Link">embedded.com</text:a></text:p>
        </text:list-item>
        <text:list-item>
          <text:p text:style-name="P6"><text:a xlink:type="simple" xlink:href="https://vertexaisearch.cloud.google.com/grounding-api-redirect/AUZIYQHktZuT6rn4q0oMxpYEicfEXc5ItR-vcR6GohK1BsU6PTY5w0Cbq6L8_GZS8LPiaw2runVPr2g-ChUJsx32cMF20Mm5Ee8nTIGRIoyUkyOEncZmQ9fu-APCzk84pirZlhqo9OkKKA_0Op6Mal12sznlb2Pv0f3f1H87nhOdn3vDBVeIWViu3g==" office:target-frame-name="_blank" xlink:show="new" text:style-name="Internet_20_link" text:visited-style-name="Visited_20_Internet_20_Link">runtimerec.com</text:a></text:p>
        </text:list-item>
        <text:list-item>
          <text:p text:style-name="P6"><text:a xlink:type="simple" xlink:href="https://vertexaisearch.cloud.google.com/grounding-api-redirect/AUZIYQGVQxdFfsDwb5Kj0nv6tLnz2U6XIdbu-DzBVjZMe9fXoh9ENF6Tam1NCt_KzLXP8Qxrg4T705jYNy2jWHZaTeT1NwQZ7F302MPg3Z62FqbcnJGQB-GkLuk4_upnzaQcWkcPVTgumMAX1wfOI3WIDldPI0I_kwk5dFeT0xqQpw==" office:target-frame-name="_blank" xlink:show="new" text:style-name="Internet_20_link" text:visited-style-name="Visited_20_Internet_20_Link">arduino.cc</text:a></text:p>
        </text:list-item>
        <text:list-item>
          <text:p text:style-name="P6"><text:a xlink:type="simple" xlink:href="https://vertexaisearch.cloud.google.com/grounding-api-redirect/AUZIYQGOuMlzs-Y12dnGbeeh2EwP8bLw3Xfa-OU-JrSw0HniQzdiC7066eXMxno19aVZfexzYLSfVO-3snDQFq5bN4KRlL9UhW0Wr4FyRM7N0rP68X-aQhiVlk17U7VVh9kaLb4mBTtLi5JVPbvjiFLBnG2hTubECc8A6OZDwEz1_pn4HhgfMqos" office:target-frame-name="_blank" xlink:show="new" text:style-name="Internet_20_link" text:visited-style-name="Visited_20_Internet_20_Link">upesy.com</text:a></text:p>
        </text:list-item>
        <text:list-item>
          <text:p text:style-name="P6"><text:a xlink:type="simple" xlink:href="https://vertexaisearch.cloud.google.com/grounding-api-redirect/AUZIYQExqFQwE3cwArAV1cN4vnjoc0UH3wICHTkt52XtLjRnPTGWYERZ0Cc-T4mkpbyo2xAwJxKC_tF1O5Yw0CbhlhnITVEspfK0IBN3dIWTG4KW8HYo7xYCr3vt3yeljPJyGY5yIpt8ZT0=" office:target-frame-name="_blank" xlink:show="new" text:style-name="Internet_20_link" text:visited-style-name="Visited_20_Internet_20_Link">github.com</text:a></text:p>
        </text:list-item>
        <text:list-item>
          <text:p text:style-name="P6"><text:a xlink:type="simple" xlink:href="https://vertexaisearch.cloud.google.com/grounding-api-redirect/AUZIYQF9RqKdsemk1Jsyv_KCbRbztdoNbjlZH24MxUFoTwwUS5n2Kqk-3MYoXjievccNtUxANtr_2-tg0ooa0T0fGn1r5X0ZjVaXKCOy_z69HX91DcYHyFxK27yuk2a0YDPZ3WzqnbP8" office:target-frame-name="_blank" xlink:show="new" text:style-name="Internet_20_link" text:visited-style-name="Visited_20_Internet_20_Link">youtube.com</text:a></text:p>
        </text:list-item>
        <text:list-item>
          <text:p text:style-name="P6"><text:a xlink:type="simple" xlink:href="https://vertexaisearch.cloud.google.com/grounding-api-redirect/AUZIYQGqrvbnwgi8WYFmbp9Il8yCrKQBJdvZNKxYq2kDBYJKX57pYRyF9lWPOCMk4OzZTdlAK7Up-M3YRKzYz2dpQ5bxXU7bXwRQ2z2xDzwFPiYOzfulqJYGI4yuv0yzoPMo5jYhPZ5ALcXb27-tetKcRFWPF1OeL9IagHyYhUQKKZG3L6s-xpBj1tzStYzKsmKeo6RlcZ5lKe9sbOU=" office:target-frame-name="_blank" xlink:show="new" text:style-name="Internet_20_link" text:visited-style-name="Visited_20_Internet_20_Link">reddit.com</text:a></text:p>
        </text:list-item>
        <text:list-item>
          <text:p text:style-name="P7"><text:a xlink:type="simple" xlink:href="https://vertexaisearch.cloud.google.com/grounding-api-redirect/AUZIYQGEw7sQRQnTmk0skZa-_lhwoJrSnoIk2_Ms8MMLGltOBrO5B3gBHjbvPxOOcAmKZtu2zjdyfxCGquEhpUHk809rny_RF6_2Xm9vQMlD3_YzJZWRn8DsiP-sa6s1rHVBnoOGacREWO1TRxyCp-2AE2Dm0ZXKMTC2YO16FO9rUQ6cfMlWvDuWtyedr1g79kBHd3HGRHqYbGQ=" office:target-frame-name="_blank" xlink:show="new" text:style-name="Internet_20_link" text:visited-style-name="Visited_20_Internet_20_Link">garrysblog.com</text:a></text:p>
        </text:list-item>
      </text:list>
      <text:p text:style-name="P1"/>
      <text:p text:style-name="P1"><text:span text:style-name="T1">The Arduino Due's ability to have </text:span><text:span text:style-name="Strong_20_Emphasis">all digital pins support interrupts</text:span><text:span text:style-name="T2"> </text:span><text:span text:style-name="T1">makes it highly suitable for projects requiring multiple rotary encoders. To add support for 5 additional encoders (making a total of 6), we'll extend the previous code by using arrays for encoder data and creating a dedicated Interrupt Service Routine (ISR) for each encoder.</text:span></text:p>
      <text:p text:style-name="P1"><text:span text:style-name="T1"/></text:p>
      <text:h text:style-name="P8" text:outline-level="3"><text:span text:style-name="T1">xplanation of Changes:</text:span></text:h>
      <text:list text:style-name="L3">
        <text:list-item>
          <text:p text:style-name="P9"><text:span text:style-name="Strong_20_Emphasis"><text:span text:style-name="Source_20_Text">NUM_ENCODERS</text:span></text:span><text:span text:style-name="Strong_20_Emphasis"> Constant:</text:span> A new constant <text:span text:style-name="Source_20_Text">NUM_ENCODERS</text:span> is defined to easily manage the number of encoders.</text:p>
        </text:list-item>
        <text:list-item>
          <text:p text:style-name="P9"><text:span text:style-name="Strong_20_Emphasis">Pin Arrays:</text:span> <text:span text:style-name="Source_20_Text">ENCODER_PINS_A</text:span> and <text:span text:style-name="Source_20_Text">ENCODER_PINS_B</text:span> are now arrays, holding the digital pin numbers for each encoder. I've chosen consecutive pins (2,3; 4,5; etc.), but you can use any available digital pins on the Due.</text:p>
        </text:list-item>
        <text:list-item>
          <text:p text:style-name="P9"><text:span text:style-name="Strong_20_Emphasis">Volatile Variable Arrays:</text:span> <text:span text:style-name="Source_20_Text">encoderValues</text:span>, <text:span text:style-name="Source_20_Text">lastEncoderChangeTimes</text:span>, and <text:span text:style-name="Source_20_Text">encoderDirections</text:span> are now arrays, with each element corresponding to one encoder. This allows for independent tracking of each encoder's state.</text:p>
        </text:list-item>
        <text:list-item>
          <text:p text:style-name="P9"><text:span text:style-name="Strong_20_Emphasis">Dedicated ISRs:</text:span></text:p>
          <text:list>
            <text:list-item>
              <text:p text:style-name="P9">Since <text:span text:style-name="Source_20_Text">attachInterrupt()</text:span> requires a function pointer without arguments, each encoder needs its own ISR function (e.g., <text:span text:style-name="Source_20_Text">readEncoder0</text:span>, <text:span text:style-name="Source_20_Text">readEncoder1</text:span>, etc.).</text:p>
            </text:list-item>
            <text:list-item>
              <text:p text:style-name="P9">Each of these ISRs is responsible for handling the events for its specific encoder. Inside <text:span text:style-name="Source_20_Text">readEncoderX()</text:span>, it accesses the corresponding elements in the <text:span text:style-name="Source_20_Text">encoderValues</text:span>, <text:span text:style-name="Source_20_Text">lastEncoderChangeTimes</text:span>, and <text:span text:style-name="Source_20_Text">encoderDirections</text:span> arrays using its fixed index (<text:span text:style-name="Source_20_Text">[0]</text:span>, <text:span text:style-name="Source_20_Text">[1]</text:span>, etc.).</text:p>
            </text:list-item>
            <text:list-item>
              <text:p text:style-name="P9">An <text:span text:style-name="Source_20_Text">encoderISRs</text:span> array of function pointers is used in <text:span text:style-name="Source_20_Text">setup()</text:span> to simplify attaching interrupts in a loop.</text:p>
            </text:list-item>
          </text:list>
        </text:list-item>
        <text:list-item>
          <text:p text:style-name="P9"><text:span text:style-name="Strong_20_Emphasis"><text:span text:style-name="Source_20_Text">setup()</text:span></text:span><text:span text:style-name="Strong_20_Emphasis"> Loop:</text:span> The <text:span text:style-name="Source_20_Text">setup()</text:span> function now uses a <text:span text:style-name="Source_20_Text">for</text:span> loop to:</text:p>
          <text:list>
            <text:list-item>
              <text:p text:style-name="P9">Configure the <text:span text:style-name="Source_20_Text">INPUT_PULLUP</text:span> mode for both pins of every encoder.</text:p>
            </text:list-item>
            <text:list-item>
              <text:p text:style-name="P9"><text:soft-page-break/>Attach the dedicated ISR to both the A and B pins of each encoder. This means that a change on <text:span text:style-name="Emphasis">either</text:span> pin of a given encoder will trigger <text:span text:style-name="Emphasis">its specific</text:span> <text:span text:style-name="Source_20_Text">readEncoderX()</text:span> function.</text:p>
            </text:list-item>
          </text:list>
        </text:list-item>
        <text:list-item>
          <text:p text:style-name="P10"><text:span text:style-name="Strong_20_Emphasis"><text:span text:style-name="Source_20_Text">loop()</text:span></text:span><text:span text:style-name="Strong_20_Emphasis"> Loop:</text:span> The <text:span text:style-name="Source_20_Text">loop()</text:span> function also uses a <text:span text:style-name="Source_20_Text">for</text:span> loop to iterate through all <text:span text:style-name="Source_20_Text">NUM_ENCODERS</text:span>, processing their state, applying acceleration, and printing output. The critical section (<text:span text:style-name="Source_20_Text">noInterrupts()</text:span> / <text:span text:style-name="Source_20_Text">interrupts()</text:span>) is applied for each encoder's data access to ensure data integrity.</text:p>
        </text:list-item>
      </text:list>
      <text:p text:style-name="P5">This setup efficiently handles multiple encoders with individual acceleration logic, leveraging the Arduino Due's extensive interrupt capabilities.</text:p>
      <text:p text:style-name="P1"><text:span text:style-name="T1"/></text:p>
      <text:p text:style-name="P1"><text:span text:style-name="T1"/></text:p>
      <text:p text:style-name="P1"><text:span text:style-name="T1"/></text:p>
      <text:p text:style-name="P11"><text:span text:style-name="T1">Serial Printing without blocking</text:span></text:p>
      <text:p text:style-name="P12"><text:span text:style-name="T1"/></text:p>
      <text:p text:style-name="P13"><text:span text:style-name="T1">To send data out the second serial port (Serial1) on an Arduino Due using interrupts in a non-blocking manner, you need to implement a transmit buffer (often a circular buffer) and leverage the UART's transmit-ready interrupt. This allows your main program (</text:span><text:span text:style-name="Source_20_Text"><text:span text:style-name="T3">loop()</text:span></text:span><text:span text:style-name="T1">) to continue executing without waiting for each byte to be sent.</text:span></text:p>
      <text:p text:style-name="P5">The Arduino Due uses the SAM3X8E microcontroller, which has dedicated hardware for its serial peripherals (USARTs). <text:span text:style-name="Source_20_Text">Serial1</text:span> on the Arduino Due corresponds to <text:span text:style-name="Source_20_Text">USART1</text:span> on the SAM3X8E.</text:p>
      <text:p text:style-name="P5"/>
      <text:p text:style-name="P14"><text:span text:style-name="T1">On the Arduino Due, </text:span><text:span text:style-name="Source_20_Text">Serial2</text:span><text:span text:style-name="T2"> </text:span><text:span text:style-name="T1">corresponds to </text:span><text:span text:style-name="Source_20_Text">USART2</text:span><text:span text:style-name="T2"> </text:span><text:span text:style-name="T1">on the SAM3X8E microcontroller. Its default pins are usually </text:span><text:span text:style-name="Strong_20_Emphasis">TX2 on digital pin 16</text:span><text:span text:style-name="T2"> </text:span><text:span text:style-name="T1">and </text:span><text:span text:style-name="Strong_20_Emphasis">RX2 on digital pin 17</text:span><text:span text:style-name="T1">.</text:span></text:p>
      <text:p text:style-name="P12"><text:span text:style-name="T1"/></text:p>
      <text:p text:style-name="Preformatted_20_Text">#include &lt;Arduino.h&gt;</text:p>
      <text:p text:style-name="Preformatted_20_Text"/>
      <text:p text:style-name="Preformatted_20_Text">// --- Configuration ---</text:p>
      <text:p text:style-name="Preformatted_20_Text">#define TX_BUFFER_SIZE 256 // Size of the circular transmit buffer for Serial2</text:p>
      <text:p text:style-name="Preformatted_20_Text"/>
      <text:p text:style-name="Preformatted_20_Text">// --- Circular Buffer Variables ---</text:p>
      <text:p text:style-name="Preformatted_20_Text">// These variables are shared between the main loop and the ISR,</text:p>
      <text:p text:style-name="Preformatted_20_Text">// so they must be declared 'volatile'.</text:p>
      <text:p text:style-name="Preformatted_20_Text">volatile char txBuffer[TX_BUFFER_SIZE];</text:p>
      <text:p text:style-name="Preformatted_20_Text">volatile uint16_t txHead = 0; // Index of the next byte to be written into the buffer by the main loop</text:p>
      <text:p text:style-name="Preformatted_20_Text">volatile uint16_t txTail = 0; // Index of the next byte to be sent from the buffer by the ISR</text:p>
      <text:p text:style-name="Preformatted_20_Text">volatile uint16_t txCount = 0; // Number of bytes currently in the buffer</text:p>
      <text:p text:style-name="Preformatted_20_Text"/>
      <text:p text:style-name="Preformatted_20_Text">// --- Function Prototypes ---</text:p>
      <text:p text:style-name="Preformatted_20_Text">void setupSerial2NonBlocking();</text:p>
      <text:p text:style-name="Preformatted_20_Text">bool serial2WriteNonBlocking(const char* data, size_t len);</text:p>
      <text:p text:style-name="Preformatted_20_Text">bool serial2PrintNonBlocking(const char* str);</text:p>
      <text:p text:style-name="Preformatted_20_Text">bool serial2PrintlnNonBlocking(const char* str);</text:p>
      <text:p text:style-name="Preformatted_20_Text"/>
      <text:p text:style-name="Preformatted_20_Text">// --- ISR for Serial2 (USART2) Transmit ---</text:p>
      <text:p text:style-name="Preformatted_20_Text">// This ISR is called when the USART2 Transmit Holding Register (THR) is empty</text:p>
      <text:p text:style-name="Preformatted_20_Text">// and ready to accept new data.</text:p>
      <text:p text:style-name="Preformatted_20_Text">void USART2_Handler() {</text:p>
      <text:p text:style-name="Preformatted_20_Text"><text:s text:c="2"/>// Check if the transmit ready interrupt flag is set and enabled.</text:p>
      <text:p text:style-name="Preformatted_20_Text"><text:s text:c="2"/>// US_CSR_TXRDY indicates the Transmit Holding Register is empty.</text:p>
      <text:p text:style-name="Preformatted_20_Text"><text:s text:c="2"/>// US_IMR is the Interrupt Mask Register, checking if TXRDY interrupt is enabled.</text:p>
      <text:p text:style-name="Preformatted_20_Text"><text:s text:c="2"/>if ((USART2-&gt;US_SR &amp; US_CSR_TXRDY) &amp;&amp; (USART2-&gt;US_IMR &amp; US_CSR_TXRDY)) {</text:p>
      <text:p text:style-name="Preformatted_20_Text"><text:s text:c="4"/>if (txCount &gt; 0) {</text:p>
      <text:p text:style-name="Preformatted_20_Text"><text:s text:c="6"/>// There is data in our circular buffer to send</text:p>
      <text:p text:style-name="Preformatted_20_Text"><text:s text:c="6"/>USART2-&gt;US_THR = txBuffer[txTail]; // Write byte to Transmit Holding Register</text:p>
      <text:p text:style-name="Preformatted_20_Text"><text:s text:c="6"/>txTail = (txTail + 1) % TX_BUFFER_SIZE; // Move tail pointer</text:p>
      <text:p text:style-name="Preformatted_20_Text"><text:s text:c="6"/>txCount--; // Decrement count of bytes in buffer</text:p>
      <text:p text:style-name="Preformatted_20_Text"><text:s text:c="4"/>} else {</text:p>
      <text:p text:style-name="Preformatted_20_Text"><text:s text:c="6"/>// No more data in the buffer, disable the TXRDY interrupt</text:p>
      <text:p text:style-name="Preformatted_20_Text"><text:s text:c="6"/>// to prevent continuous triggering until new data is added.</text:p>
      <text:p text:style-name="Preformatted_20_Text"><text:s text:c="6"/>USART2-&gt;US_IDR = US_CSR_TXRDY;</text:p>
      <text:p text:style-name="Preformatted_20_Text"><text:s text:c="4"/>}</text:p>
      <text:p text:style-name="Preformatted_20_Text"><text:s text:c="2"/>}</text:p>
      <text:p text:style-name="Preformatted_20_Text">}</text:p>
      <text:p text:style-name="Preformatted_20_Text"/>
      <text:p text:style-name="Preformatted_20_Text">// --- Setup Function ---</text:p>
      <text:p text:style-name="Preformatted_20_Text"><text:soft-page-break/>void setup() {</text:p>
      <text:p text:style-name="Preformatted_20_Text"><text:s text:c="2"/>// Initialize the primary Serial port for debugging output to the programming port</text:p>
      <text:p text:style-name="Preformatted_20_Text"><text:s text:c="2"/>Serial.begin(115200);</text:p>
      <text:p text:style-name="Preformatted_20_Text"><text:s text:c="2"/>while (!Serial &amp;&amp; millis() &lt; 5000); // Wait for Serial port to connect (optional, for some boards)</text:p>
      <text:p text:style-name="Preformatted_20_Text"><text:s text:c="2"/>Serial.println("Arduino Due Non-Blocking Serial2 Transmit Example");</text:p>
      <text:p text:style-name="Preformatted_20_Text"/>
      <text:p text:style-name="Preformatted_20_Text"><text:s text:c="2"/>setupSerial2NonBlocking(); // Initialize Serial2 for non-blocking transmit</text:p>
      <text:p text:style-name="Preformatted_20_Text"><text:s text:c="2"/>Serial.println("Serial2 configured for non-blocking transmit on pins 16 (TX) and 17 (RX).");</text:p>
      <text:p text:style-name="Preformatted_20_Text">}</text:p>
      <text:p text:style-name="Preformatted_20_Text"/>
      <text:p text:style-name="Preformatted_20_Text">// --- Loop Function ---</text:p>
      <text:p text:style-name="Preformatted_20_Text">void loop() {</text:p>
      <text:p text:style-name="Preformatted_20_Text"><text:s text:c="2"/>static unsigned long lastSendTime = 0;</text:p>
      <text:p text:style-name="Preformatted_20_Text"><text:s text:c="2"/>const unsigned long sendInterval = 1000; // Send a message every 1 second</text:p>
      <text:p text:style-name="Preformatted_20_Text"/>
      <text:p text:style-name="Preformatted_20_Text"><text:s text:c="2"/>if (millis() - lastSendTime &gt;= sendInterval) {</text:p>
      <text:p text:style-name="Preformatted_20_Text"><text:s text:c="4"/>lastSendTime = millis();</text:p>
      <text:p text:style-name="Preformatted_20_Text"/>
      <text:p text:style-name="Preformatted_20_Text"><text:s text:c="4"/>static int counter = 0;</text:p>
      <text:p text:style-name="Preformatted_20_Text"><text:s text:c="4"/>char msg[50];</text:p>
      <text:p text:style-name="Preformatted_20_Text"><text:s text:c="4"/>// Create a message to send</text:p>
      <text:p text:style-name="Preformatted_20_Text"><text:s text:c="4"/>sprintf(msg, "Hello from Due via Serial2! Counter: %d", counter++);</text:p>
      <text:p text:style-name="Preformatted_20_Text"/>
      <text:p text:style-name="Preformatted_20_Text"><text:s text:c="4"/>// Attempt to send the message non-blocking via Serial2</text:p>
      <text:p text:style-name="Preformatted_20_Text"><text:s text:c="4"/>if (serial2PrintlnNonBlocking(msg)) {</text:p>
      <text:p text:style-name="Preformatted_20_Text"><text:s text:c="6"/>Serial.print("Queued for Serial2: ");</text:p>
      <text:p text:style-name="Preformatted_20_Text"><text:s text:c="6"/>Serial.println(msg);</text:p>
      <text:p text:style-name="Preformatted_20_Text"><text:s text:c="4"/>} else {</text:p>
      <text:p text:style-name="Preformatted_20_Text"><text:s text:c="6"/>Serial.println("Serial2 TX buffer full. Message dropped.")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// Your main loop can do other things here without being blocked by Serial2 transmission.</text:p>
      <text:p text:style-name="Preformatted_20_Text"><text:s text:c="2"/>// For example, reading sensors, updating displays, performing calculations, etc.</text:p>
      <text:p text:style-name="Preformatted_20_Text"><text:s text:c="2"/>// This delay is just to prevent flooding the main Serial monitor for this example.</text:p>
      <text:p text:style-name="Preformatted_20_Text"><text:s text:c="2"/>delay(10);</text:p>
      <text:p text:style-name="Preformatted_20_Text">}</text:p>
      <text:p text:style-name="Preformatted_20_Text"/>
      <text:p text:style-name="Preformatted_20_Text">// --- Non-Blocking Serial2 Initialization ---</text:p>
      <text:p text:style-name="Preformatted_20_Text">void setupSerial2NonBlocking() {</text:p>
      <text:p text:style-name="Preformatted_20_Text"><text:s text:c="2"/>// Initialize Serial2 at 9600 baud (or your desired baud rate).</text:p>
      <text:p text:style-name="Preformatted_20_Text"><text:s text:c="2"/>// This function from the Arduino core handles pin setup, baud rate, etc.</text:p>
      <text:p text:style-name="Preformatted_20_Text"><text:s text:c="2"/>Serial2.begin(9600);</text:p>
      <text:p text:style-name="Preformatted_20_Text"/>
      <text:p text:style-name="Preformatted_20_Text"><text:s text:c="2"/>// Configure NVIC (Nested Vectored Interrupt Controller) for USART2_Handler</text:p>
      <text:p text:style-name="Preformatted_20_Text"><text:s text:c="2"/>// Set priority (lower number = higher priority). Priority 1 is common.</text:p>
      <text:p text:style-name="Preformatted_20_Text"><text:s text:c="2"/>NVIC_SetPriority(USART2_IRQn, 1);</text:p>
      <text:p text:style-name="Preformatted_20_Text"><text:s text:c="2"/>// Enable the interrupt in the NVIC.</text:p>
      <text:p text:style-name="Preformatted_20_Text"><text:s text:c="2"/>NVIC_EnableIRQ(USART2_IRQn);</text:p>
      <text:p text:style-name="Preformatted_20_Text"/>
      <text:p text:style-name="Preformatted_20_Text"><text:s text:c="2"/>// Initially disable the TXRDY interrupt. It will be enabled when data is</text:p>
      <text:p text:style-name="Preformatted_20_Text"><text:s text:c="2"/>// added to the circular buffer by serial2WriteNonBlocking().</text:p>
      <text:p text:style-name="Preformatted_20_Text"><text:s text:c="2"/>USART2-&gt;US_IDR = US_CSR_TXRDY;</text:p>
      <text:p text:style-name="Preformatted_20_Text">}</text:p>
      <text:p text:style-name="Preformatted_20_Text"/>
      <text:p text:style-name="Preformatted_20_Text">// --- Non-Blocking Write Function ---</text:p>
      <text:p text:style-name="Preformatted_20_Text">// Writes a block of data to the circular buffer.</text:p>
      <text:p text:style-name="Preformatted_20_Text">// Returns true if all data was queued, false if the buffer became full.</text:p>
      <text:p text:style-name="Preformatted_20_Text"><text:soft-page-break/>bool serial2WriteNonBlocking(const char* data, size_t len) {</text:p>
      <text:p text:style-name="Preformatted_20_Text"><text:s text:c="2"/>bool wasEmpty;</text:p>
      <text:p text:style-name="Preformatted_20_Text"><text:s text:c="2"/>// Protect circular buffer access from concurrent modification by ISR</text:p>
      <text:p text:style-name="Preformatted_20_Text"><text:s text:c="2"/>noInterrupts();</text:p>
      <text:p text:style-name="Preformatted_20_Text"><text:s text:c="2"/>wasEmpty = (txCount == 0); // Check if buffer was empty before adding data</text:p>
      <text:p text:style-name="Preformatted_20_Text"><text:s text:c="2"/>interrupts();</text:p>
      <text:p text:style-name="Preformatted_20_Text"/>
      <text:p text:style-name="Preformatted_20_Text"><text:s text:c="2"/>for (size_t i = 0; i &lt; len; i++) {</text:p>
      <text:p text:style-name="Preformatted_20_Text"><text:s text:c="4"/>noInterrupts(); // Protect circular buffer access for each byte</text:p>
      <text:p text:style-name="Preformatted_20_Text"><text:s text:c="4"/>if (txCount &lt; TX_BUFFER_SIZE) {</text:p>
      <text:p text:style-name="Preformatted_20_Text"><text:s text:c="6"/>txBuffer[txHead] = data[i];</text:p>
      <text:p text:style-name="Preformatted_20_Text"><text:s text:c="6"/>txHead = (txHead + 1) % TX_BUFFER_SIZE;</text:p>
      <text:p text:style-name="Preformatted_20_Text"><text:s text:c="6"/>txCount++;</text:p>
      <text:p text:style-name="Preformatted_20_Text"><text:s text:c="6"/>interrupts();</text:p>
      <text:p text:style-name="Preformatted_20_Text"><text:s text:c="4"/>} else {</text:p>
      <text:p text:style-name="Preformatted_20_Text"><text:s text:c="6"/>// Buffer is full, cannot queue this byte or subsequent bytes</text:p>
      <text:p text:style-name="Preformatted_20_Text"><text:s text:c="6"/>interrupts();</text:p>
      <text:p text:style-name="Preformatted_20_Text"><text:s text:c="6"/>return false; // Indicate that not all data was queued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// If the buffer was empty before adding data, and now has data,</text:p>
      <text:p text:style-name="Preformatted_20_Text"><text:s text:c="2"/>// enable the TXRDY interrupt to start the transmission process.</text:p>
      <text:p text:style-name="Preformatted_20_Text"><text:s text:c="2"/>if (wasEmpty &amp;&amp; txCount &gt; 0) {</text:p>
      <text:p text:style-name="Preformatted_20_Text"><text:s text:c="4"/>USART2-&gt;US_IER = US_CSR_TXRDY; // Enable TXRDY interrupt</text:p>
      <text:p text:style-name="Preformatted_20_Text"><text:s text:c="2"/>}</text:p>
      <text:p text:style-name="Preformatted_20_Text"><text:s text:c="2"/>return true; // All data successfully queued</text:p>
      <text:p text:style-name="Preformatted_20_Text">}</text:p>
      <text:p text:style-name="Preformatted_20_Text"/>
      <text:p text:style-name="Preformatted_20_Text">// --- Non-Blocking Print String Function ---</text:p>
      <text:p text:style-name="Preformatted_20_Text">// Convenience function to print a null-terminated string.</text:p>
      <text:p text:style-name="Preformatted_20_Text">bool serial2PrintNonBlocking(const char* str) {</text:p>
      <text:p text:style-name="Preformatted_20_Text"><text:s text:c="2"/>return serial2WriteNonBlocking(str, strlen(str));</text:p>
      <text:p text:style-name="Preformatted_20_Text">}</text:p>
      <text:p text:style-name="Preformatted_20_Text"/>
      <text:p text:style-name="Preformatted_20_Text">// --- Non-Blocking Println String Function ---</text:p>
      <text:p text:style-name="Preformatted_20_Text">// Convenience function to print a null-terminated string followed by CR+LF.</text:p>
      <text:p text:style-name="Preformatted_20_Text">bool serial2PrintlnNonBlocking(const char* str) {</text:p>
      <text:p text:style-name="Preformatted_20_Text"><text:s text:c="2"/>bool success = serial2WriteNonBlocking(str, strlen(str));</text:p>
      <text:p text:style-name="Preformatted_20_Text"><text:s text:c="2"/>if (success) {</text:p>
      <text:p text:style-name="Preformatted_20_Text"><text:s text:c="4"/>success = serial2WriteNonBlocking("\r\n", 2); // Add Carriage Return and Line Feed</text:p>
      <text:p text:style-name="Preformatted_20_Text"><text:s text:c="2"/>}</text:p>
      <text:p text:style-name="Preformatted_20_Text"><text:s text:c="2"/>return success;</text:p>
      <text:p text:style-name="Preformatted_20_Text">}</text:p>
      <text:p text:style-name="Preformatted_20_Text"/>
      <text:p text:style-name="Standard"/>
      <text:list text:style-name="L4">
        <text:list-item>
          <text:p text:style-name="P15"><text:span text:style-name="Strong_20_Emphasis"><text:line-break/>Circular Buffer:</text:span></text:p>
          <text:list>
            <text:list-item>
              <text:p text:style-name="P16"><text:span text:style-name="Source_20_Text">txBuffer</text:span>, <text:span text:style-name="Source_20_Text">txHead</text:span>, <text:span text:style-name="Source_20_Text">txTail</text:span>, and <text:span text:style-name="Source_20_Text">txCount</text:span> form a circular buffer. This buffer temporarily stores bytes that are waiting to be sent over <text:span text:style-name="Source_20_Text">Serial1</text:span>.</text:p>
            </text:list-item>
            <text:list-item>
              <text:p text:style-name="P16"><text:span text:style-name="Source_20_Text">volatile</text:span> keyword is essential for these variables, as they are modified by both the <text:span text:style-name="Source_20_Text">loop()</text:span> function and the Interrupt Service Routine (ISR).</text:p>
            </text:list-item>
          </text:list>
        </text:list-item>
        <text:list-item>
          <text:p text:style-name="P15"><text:span text:style-name="Strong_20_Emphasis"><text:span text:style-name="Source_20_Text">setupSerial1NonBlocking()</text:span></text:span><text:span text:style-name="Strong_20_Emphasis">:</text:span></text:p>
          <text:list>
            <text:list-item>
              <text:p text:style-name="P16"><text:span text:style-name="Source_20_Text">Serial1.begin(9600);</text:span> initializes the <text:span text:style-name="Source_20_Text">USART1</text:span> hardware peripheral (which <text:span text:style-name="Source_20_Text">Serial1</text:span> uses) for communication at 9600 baud. This sets up the necessary pins (TX1 on pin 18, RX1 on pin 19) and basic UART parameters.</text:p>
            </text:list-item>
            <text:list-item>
              <text:p text:style-name="P16"><text:soft-page-break/><text:span text:style-name="Source_20_Text">NVIC_SetPriority(USART1_IRQn, 1);</text:span> and <text:span text:style-name="Source_20_Text">NVIC_EnableIRQ(USART1_IRQn);</text:span> configure the Nested Vectored Interrupt Controller (NVIC) to enable interrupts for <text:span text:style-name="Source_20_Text">USART1</text:span> and set its priority.</text:p>
            </text:list-item>
            <text:list-item>
              <text:p text:style-name="P16"><text:span text:style-name="Source_20_Text">USART1-&gt;US_IDR = US_CSR_TXRDY;</text:span> initially disables the Transmit Ready (TXRDY) interrupt. This interrupt will only be enabled when there's data in our <text:span text:style-name="Source_20_Text">txBuffer</text:span> to prevent it from continuously firing when idle.</text:p>
            </text:list-item>
          </text:list>
        </text:list-item>
        <text:list-item>
          <text:p text:style-name="P15"><text:span text:style-name="Strong_20_Emphasis"><text:span text:style-name="Source_20_Text">USART1_Handler()</text:span></text:span><text:span text:style-name="Strong_20_Emphasis"> (The Interrupt Service Routine):</text:span></text:p>
          <text:list>
            <text:list-item>
              <text:p text:style-name="P16">This function is automatically called by the SAM3X8E microcontroller whenever an interrupt from <text:span text:style-name="Source_20_Text">USART1</text:span> occurs.</text:p>
            </text:list-item>
            <text:list-item>
              <text:p text:style-name="P16">It checks if the interrupt was specifically caused by the <text:span text:style-name="Source_20_Text">TXRDY</text:span> flag (meaning the hardware transmit register is empty and ready for the next byte) and if this interrupt source is currently enabled.</text:p>
            </text:list-item>
            <text:list-item>
              <text:p text:style-name="P16">If <text:span text:style-name="Source_20_Text">txCount &gt; 0</text:span>, it means there's data in our <text:span text:style-name="Source_20_Text">txBuffer</text:span>. The ISR takes the next byte from <text:span text:style-name="Source_20_Text">txBuffer</text:span> (at <text:span text:style-name="Source_20_Text">txTail</text:span>), writes it directly to the <text:span text:style-name="Source_20_Text">USART1-&gt;US_THR</text:span> (Transmit Holding Register) hardware register, and updates <text:span text:style-name="Source_20_Text">txTail</text:span> and <text:span text:style-name="Source_20_Text">txCount</text:span>.</text:p>
            </text:list-item>
            <text:list-item>
              <text:p text:style-name="P16">If <text:span text:style-name="Source_20_Text">txCount</text:span> becomes <text:span text:style-name="Source_20_Text">0</text:span> after sending a byte, the <text:span text:style-name="Source_20_Text">txBuffer</text:span> is now empty. The ISR then disables the <text:span text:style-name="Source_20_Text">TXRDY</text:span> interrupt (<text:span text:style-name="Source_20_Text">USART1-&gt;US_IDR = US_CSR_TXRDY;</text:span>) to stop further interrupts until new data is added.</text:p>
            </text:list-item>
          </text:list>
        </text:list-item>
        <text:list-item>
          <text:p text:style-name="P15"><text:span text:style-name="Strong_20_Emphasis"><text:span text:style-name="Source_20_Text">serial1WriteNonBlocking(const char* data, size_t len)</text:span></text:span><text:span text:style-name="Strong_20_Emphasis">:</text:span></text:p>
          <text:list>
            <text:list-item>
              <text:p text:style-name="P16">This is the core function for queuing data. It takes a pointer to the data and its length.</text:p>
            </text:list-item>
            <text:list-item>
              <text:p text:style-name="P16">It first checks if the <text:span text:style-name="Source_20_Text">txBuffer</text:span> was empty <text:span text:style-name="Emphasis">before</text:span> adding any new data. This check is crucial because if it was empty, we'll need to explicitly enable the <text:span text:style-name="Source_20_Text">TXRDY</text:span> interrupt later to kick-start the transmission process.</text:p>
            </text:list-item>
            <text:list-item>
              <text:p text:style-name="P16">It then iterates through the provided <text:span text:style-name="Source_20_Text">data</text:span>, adding each byte to the <text:span text:style-name="Source_20_Text">txBuffer</text:span> and updating <text:span text:style-name="Source_20_Text">txHead</text:span> and <text:span text:style-name="Source_20_Text">txCount</text:span>.</text:p>
            </text:list-item>
            <text:list-item>
              <text:p text:style-name="P16"><text:span text:style-name="Strong_20_Emphasis">Critical Sections:</text:span> <text:span text:style-name="Source_20_Text">noInterrupts()</text:span> and <text:span text:style-name="Source_20_Text">interrupts()</text:span> are used around modifications to <text:span text:style-name="Source_20_Text">txHead</text:span>, <text:span text:style-name="Source_20_Text">txTail</text:span>, and <text:span text:style-name="Source_20_Text">txCount</text:span>. This prevents "race conditions" where the ISR might try to read or modify these variables at the exact same time the <text:span text:style-name="Source_20_Text">serial1WriteNonBlocking</text:span> function is, which could lead to corrupted data or incorrect buffer states.</text:p>
            </text:list-item>
            <text:list-item>
              <text:p text:style-name="P16">If the buffer becomes full (<text:span text:style-name="Source_20_Text">txCount &lt; TX_BUFFER_SIZE</text:span> fails), it stops adding data and returns <text:span text:style-name="Source_20_Text">false</text:span>, indicating that not all data could be queued.</text:p>
            </text:list-item>
            <text:list-item>
              <text:p text:style-name="P16">Finally, if data was successfully added and the buffer was previously empty, it enables the <text:span text:style-name="Source_20_Text">TXRDY</text:span> interrupt (<text:span text:style-name="Source_20_Text">USART1-&gt;US_IER = US_CSR_TXRDY;</text:span>). This tells the hardware to start sending the first byte and trigger the ISR when it's ready for the next.</text:p>
            </text:list-item>
          </text:list>
        </text:list-item>
        <text:list-item>
          <text:p text:style-name="P15"><text:span text:style-name="Strong_20_Emphasis"><text:span text:style-name="Source_20_Text">serial1PrintNonBlocking()</text:span></text:span><text:span text:style-name="Strong_20_Emphasis"> and </text:span><text:span text:style-name="Strong_20_Emphasis"><text:span text:style-name="Source_20_Text">serial1PrintlnNonBlocking()</text:span></text:span><text:span text:style-name="Strong_20_Emphasis">:</text:span></text:p>
          <text:list>
            <text:list-item>
              <text:p text:style-name="P15">These are convenience functions that wrap <text:span text:style-name="Source_20_Text">serial1WriteNonBlocking</text:span> to make it easier to send C-style strings, similar to how <text:span text:style-name="Source_20_Text">Serial.print()</text:span> and <text:span text:style-name="Source_20_Text">Serial.println()</text:span> work. <text:span text:style-name="Source_20_Text">serial1PrintlnNonBlocking</text:span> also adds a carriage return and line feed (<text:span text:style-name="Source_20_Text">\r\n</text:span>).</text:p>
            </text:list-item>
          </text:list>
        </text:list-item>
      </text:list>
      <text:h text:style-name="P17" text:outline-level="3"><text:soft-page-break/>To Use This Code:</text:h>
      <text:list text:style-name="L5">
        <text:list-item>
          <text:p text:style-name="P18"><text:span text:style-name="Strong_20_Emphasis">Upload to Arduino Due:</text:span> Compile and upload this sketch to your Arduino Due.</text:p>
        </text:list-item>
        <text:list-item>
          <text:p text:style-name="P18"><text:span text:style-name="Strong_20_Emphasis">Hardware Connections:</text:span></text:p>
          <text:list>
            <text:list-item>
              <text:p text:style-name="P18">Connect a device (e.g., another Arduino, a USB-to-serial adapter, or a computer's serial port) to the <text:span text:style-name="Strong_20_Emphasis">TX1 (pin 18)</text:span> and <text:span text:style-name="Strong_20_Emphasis">RX1 (pin 19)</text:span> pins of your Arduino Due.</text:p>
            </text:list-item>
            <text:list-item>
              <text:p text:style-name="P18">Ensure the <text:span text:style-name="Strong_20_Emphasis">Ground (GND)</text:span> of your Arduino Due is also connected to the GND of the receiving device.</text:p>
            </text:list-item>
          </text:list>
        </text:list-item>
        <text:list-item>
          <text:p text:style-name="P18"><text:span text:style-name="Strong_20_Emphasis">Serial Monitors:</text:span></text:p>
          <text:list>
            <text:list-item>
              <text:p text:style-name="P18">Open the <text:span text:style-name="Strong_20_Emphasis">Serial Monitor in the Arduino IDE</text:span> for the <text:span text:style-name="Strong_20_Emphasis">programming port</text:span> (the one you use to upload code). This will show you the debug messages from <text:span text:style-name="Source_20_Text">Serial</text:span>.</text:p>
            </text:list-item>
            <text:list-item>
              <text:p text:style-name="P18">Open a <text:span text:style-name="Strong_20_Emphasis">separate serial terminal program</text:span> (like PuTTY, CoolTerm, or a second instance of the Arduino IDE's Serial Monitor if your OS allows) and configure it to connect to the serial port corresponding to your receiving device, at <text:span text:style-name="Strong_20_Emphasis">9600 baud</text:span>.</text:p>
            </text:list-item>
          </text:list>
        </text:list-item>
        <text:list-item>
          <text:p text:style-name="P18"><text:span text:style-name="Strong_20_Emphasis">Observe Output:</text:span></text:p>
          <text:list>
            <text:list-item>
              <text:p text:style-name="P18">You should see messages like "Queued for Serial1: Hello from Due! Counter: X" appearing on your Arduino IDE's Serial Monitor.</text:p>
            </text:list-item>
            <text:list-item>
              <text:p text:style-name="P19">Simultaneously, you will see "Hello from Due! Counter: X" messages appearing on your second serial terminal, sent via <text:span text:style-name="Source_20_Text">Serial1</text:span>.</text:p>
            </text:list-item>
          </text:list>
        </text:list-item>
      </text:list>
      <text:p text:style-name="P5">This setup demonstrates how your <text:span text:style-name="Source_20_Text">loop()</text:span> function can continue to execute other tasks (like the <text:span text:style-name="Source_20_Text">delay(10);</text:span> or any other logic you add) without being blocked, while the <text:span text:style-name="Source_20_Text">Serial1</text:span> data transmission happens efficiently in the background via interrupts.</text:p>
      <text:p text:style-name="P5"/>
      <text:h text:style-name="P17" text:outline-level="3">Key Changes for Serial2:</text:h>
      <text:list text:style-name="L6">
        <text:list-item>
          <text:p text:style-name="P20"><text:span text:style-name="Strong_20_Emphasis">ISR Name:</text:span> The Interrupt Service Routine is now named <text:span text:style-name="Source_20_Text">USART2_Handler()</text:span> instead of <text:span text:style-name="Source_20_Text">USART1_Handler()</text:span>.</text:p>
        </text:list-item>
        <text:list-item>
          <text:p text:style-name="P20"><text:span text:style-name="Strong_20_Emphasis">Hardware Register Access:</text:span> All references to <text:span text:style-name="Source_20_Text">USART1-&gt;</text:span> have been changed to <text:span text:style-name="Source_20_Text">USART2-&gt;</text:span> (e.g., <text:span text:style-name="Source_20_Text">USART2-&gt;US_SR</text:span>, <text:span text:style-name="Source_20_Text">USART2-&gt;US_THR</text:span>, etc.).</text:p>
        </text:list-item>
        <text:list-item>
          <text:p text:style-name="P20"><text:span text:style-name="Strong_20_Emphasis">NVIC Configuration:</text:span> In <text:span text:style-name="Source_20_Text">setupSerial2NonBlocking()</text:span>, the <text:span text:style-name="Source_20_Text">NVIC_SetPriority()</text:span> and <text:span text:style-name="Source_20_Text">NVIC_EnableIRQ()</text:span> calls now use <text:span text:style-name="Source_20_Text">USART2_IRQn</text:span> (the interrupt request number for USART2).</text:p>
        </text:list-item>
        <text:list-item>
          <text:p text:style-name="P20"><text:span text:style-name="Strong_20_Emphasis"><text:span text:style-name="Source_20_Text">Serial2.begin()</text:span></text:span><text:span text:style-name="Strong_20_Emphasis">:</text:span> The initialization now uses <text:span text:style-name="Source_20_Text">Serial2.begin(baudRate);</text:span>.</text:p>
        </text:list-item>
        <text:list-item>
          <text:p text:style-name="P20"><text:span text:style-name="Strong_20_Emphasis">Function Names:</text:span> The wrapper functions for writing data are now <text:span text:style-name="Source_20_Text">serial2WriteNonBlocking</text:span>, <text:span text:style-name="Source_20_Text">serial2PrintNonBlocking</text:span>, and <text:span text:style-name="Source_20_Text">serial2PrintlnNonBlocking</text:span>.</text:p>
        </text:list-item>
        <text:list-item>
          <text:p text:style-name="P21"><text:span text:style-name="Strong_20_Emphasis">Comments:</text:span> Updated to reflect <text:span text:style-name="Source_20_Text">Serial2</text:span> and its associated pins (16-TX, 17-RX).</text:p>
        </text:list-item>
      </text:list>
      <text:h text:style-name="P17" text:outline-level="3">How to Use This Code with Serial2:</text:h>
      <text:list text:style-name="L7">
        <text:list-item>
          <text:p text:style-name="P22"><text:span text:style-name="Strong_20_Emphasis">Upload to Arduino Due:</text:span> Compile and upload this sketch to your Arduino Due.</text:p>
        </text:list-item>
        <text:list-item>
          <text:p text:style-name="P22"><text:span text:style-name="Strong_20_Emphasis">Hardware Connections:</text:span></text:p>
          <text:list>
            <text:list-item>
              <text:p text:style-name="P22">Connect a device (e.g., another Arduino, a USB-to-serial adapter, or a computer's serial port) to the <text:span text:style-name="Strong_20_Emphasis">TX2 (digital pin 16)</text:span> and <text:span text:style-name="Strong_20_Emphasis">RX2 (digital pin 17)</text:span> pins of your Arduino Due.</text:p>
            </text:list-item>
            <text:list-item>
              <text:p text:style-name="P22"><text:soft-page-break/>Ensure the <text:span text:style-name="Strong_20_Emphasis">Ground (GND)</text:span> of your Arduino Due is also connected to the GND of the receiving device.</text:p>
            </text:list-item>
          </text:list>
        </text:list-item>
        <text:list-item>
          <text:p text:style-name="P22"><text:span text:style-name="Strong_20_Emphasis">Serial Monitors:</text:span></text:p>
          <text:list>
            <text:list-item>
              <text:p text:style-name="P22">Open the <text:span text:style-name="Strong_20_Emphasis">Serial Monitor in the Arduino IDE</text:span> for the <text:span text:style-name="Strong_20_Emphasis">programming port</text:span> (the one you use to upload code). This will show you the debug messages from <text:span text:style-name="Source_20_Text">Serial</text:span>.</text:p>
            </text:list-item>
            <text:list-item>
              <text:p text:style-name="P22">Open a <text:span text:style-name="Strong_20_Emphasis">separate serial terminal program</text:span> (like PuTTY, CoolTerm, or a second instance of the Arduino IDE's Serial Monitor if your OS allows) and configure it to connect to the serial port corresponding to your receiving device, at <text:span text:style-name="Strong_20_Emphasis">9600 baud</text:span>.</text:p>
            </text:list-item>
          </text:list>
        </text:list-item>
        <text:list-item>
          <text:p text:style-name="P22"><text:span text:style-name="Strong_20_Emphasis">Observe Output:</text:span></text:p>
          <text:list>
            <text:list-item>
              <text:p text:style-name="P22">You should see messages like "Queued for Serial2: Hello from Due via Serial2! Counter: X" appearing on your Arduino IDE's Serial Monitor.</text:p>
            </text:list-item>
            <text:list-item>
              <text:p text:style-name="P23">Simultaneously, you will see "Hello from Due via Serial2! Counter: X" messages appearing on your second serial terminal, sent via <text:span text:style-name="Source_20_Text">Serial2</text:span>.</text:p>
            </text:list-item>
          </text:list>
        </text:list-item>
      </text:list>
      <text:p text:style-name="P5">This setup provides a robust, non-blocking way to send data out <text:span text:style-name="Source_20_Text">Serial2</text:span>, allowing your main program to remain responsive to other tasks.</text:p>
      <text:p text:style-name="P5"/>
      <text:p text:style-name="P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scoSans" svg:font-family="Cisco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7:02:55.826059762</meta:creation-date>
    <dc:date>2025-11-11T07:12:21.949891744</dc:date>
    <meta:editing-duration>PT9M26S</meta:editing-duration>
    <meta:editing-cycles>2</meta:editing-cycles>
    <meta:generator>LibreOffice/24.8.4.2$MacOSX_AARCH64 LibreOffice_project/bb3cfa12c7b1bf994ecc5649a80400d06cd71002</meta:generator>
    <meta:document-statistic meta:table-count="0" meta:image-count="0" meta:object-count="0" meta:page-count="9" meta:paragraph-count="230" meta:word-count="2678" meta:character-count="17592" meta:non-whitespace-character-count="14963"/>
  </office:meta>
</office:document-meta>
</file>